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CNOLOGIA E INVERCIONES AGROPECUARIAS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DINA ALCANTARA, SAUL ISMA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IOS CARRANZA, CRUZ CONFESO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93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0:56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